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28pt" fo:font-weight="bold" officeooo:rsid="003265f1" officeooo:paragraph-rsid="00329680" style:font-size-asian="28pt" style:font-weight-asian="bold" style:font-size-complex="28pt" style:font-weight-complex="bold"/>
    </style:style>
    <style:style style:name="P3" style:family="paragraph" style:parent-style-name="Standard">
      <style:paragraph-properties fo:text-align="center" style:justify-single-word="false"/>
      <style:text-properties fo:font-size="28pt" officeooo:paragraph-rsid="00329680" style:font-size-asian="28pt" style:font-size-complex="28pt"/>
    </style:style>
    <style:style style:name="P4" style:family="paragraph" style:parent-style-name="Standard">
      <style:paragraph-properties fo:text-align="center" style:justify-single-word="false"/>
      <style:text-properties officeooo:paragraph-rsid="00329680"/>
    </style:style>
    <style:style style:name="P5" style:family="paragraph" style:parent-style-name="Standard">
      <style:paragraph-properties fo:text-align="center" style:justify-single-word="false"/>
      <style:text-properties fo:font-size="14pt" officeooo:paragraph-rsid="00329680" style:font-size-asian="14pt" style:font-size-complex="14pt"/>
    </style:style>
    <style:style style:name="P6" style:family="paragraph" style:parent-style-name="Standard">
      <style:paragraph-properties fo:text-align="center" style:justify-single-word="false"/>
      <style:text-properties fo:font-size="36pt" fo:font-weight="bold" officeooo:rsid="003265f1" officeooo:paragraph-rsid="00329680" style:font-size-asian="36pt" style:font-weight-asian="bold" style:font-size-complex="36pt" style:font-weight-complex="bold"/>
    </style:style>
    <style:style style:name="P7" style:family="paragraph" style:parent-style-name="Standard">
      <style:paragraph-properties fo:text-align="center" style:justify-single-word="false"/>
      <style:text-properties fo:font-weight="bold" officeooo:rsid="003265f1" officeooo:paragraph-rsid="00329680" style:font-size-asian="10.5pt" style:font-weight-asian="bold" style:font-weight-complex="bold"/>
    </style:style>
    <style:style style:name="P8" style:family="paragraph" style:parent-style-name="Standard">
      <style:paragraph-properties fo:text-align="center" style:justify-single-word="false"/>
      <style:text-properties fo:font-size="16pt" fo:font-weight="bold" officeooo:rsid="003265f1" officeooo:paragraph-rsid="00329680" style:font-size-asian="16pt" style:font-weight-asian="bold" style:font-size-complex="16pt" style:font-weight-complex="bold"/>
    </style:style>
    <style:style style:name="P9" style:family="paragraph" style:parent-style-name="Text_20_body">
      <style:paragraph-properties fo:text-align="justify" style:justify-single-word="false"/>
      <style:text-properties officeooo:rsid="00148c76" officeooo:paragraph-rsid="002d2a3a"/>
    </style:style>
    <style:style style:name="P10" style:family="paragraph" style:parent-style-name="Text_20_body">
      <style:paragraph-properties fo:text-align="justify" style:justify-single-word="false"/>
      <style:text-properties officeooo:rsid="00195c73" officeooo:paragraph-rsid="00195c73"/>
    </style:style>
    <style:style style:name="P11" style:family="paragraph" style:parent-style-name="Text_20_body">
      <style:paragraph-properties fo:text-align="justify" style:justify-single-word="false"/>
      <style:text-properties officeooo:rsid="0020adce" officeooo:paragraph-rsid="0020adce"/>
    </style:style>
    <style:style style:name="P12" style:family="paragraph" style:parent-style-name="Text_20_body">
      <style:paragraph-properties fo:text-align="justify" style:justify-single-word="false"/>
      <style:text-properties officeooo:rsid="00224e8c" officeooo:paragraph-rsid="00224e8c"/>
    </style:style>
    <style:style style:name="P13" style:family="paragraph" style:parent-style-name="Text_20_body">
      <style:text-properties officeooo:rsid="00231a5e" officeooo:paragraph-rsid="00231a5e"/>
    </style:style>
    <style:style style:name="P14" style:family="paragraph" style:parent-style-name="Text_20_body">
      <style:paragraph-properties fo:text-align="justify" style:justify-single-word="false"/>
      <style:text-properties officeooo:rsid="00231a5e" officeooo:paragraph-rsid="00231a5e"/>
    </style:style>
    <style:style style:name="P15" style:family="paragraph" style:parent-style-name="Text_20_body">
      <style:paragraph-properties fo:text-align="justify" style:justify-single-word="false"/>
      <style:text-properties officeooo:rsid="00292369" officeooo:paragraph-rsid="00292369"/>
    </style:style>
    <style:style style:name="P16" style:family="paragraph" style:parent-style-name="Text_20_body">
      <style:paragraph-properties fo:text-align="justify" style:justify-single-word="false"/>
      <style:text-properties officeooo:rsid="002d4598" officeooo:paragraph-rsid="002d4598"/>
    </style:style>
    <style:style style:name="P17" style:family="paragraph" style:parent-style-name="Text_20_body">
      <style:paragraph-properties fo:text-align="center" style:justify-single-word="false"/>
      <style:text-properties fo:font-weight="bold" style:font-weight-asian="bold" style:font-weight-complex="bold"/>
    </style:style>
    <style:style style:name="P18" style:family="paragraph" style:parent-style-name="Contents_20_1">
      <style:paragraph-properties>
        <style:tab-stops>
          <style:tab-stop style:position="6.9252in" style:type="right" style:leader-style="dotted" style:leader-text="."/>
        </style:tab-stops>
      </style:paragraph-properties>
    </style:style>
    <style:style style:name="P19" style:family="paragraph" style:parent-style-name="Contents_20_2">
      <style:paragraph-properties>
        <style:tab-stops>
          <style:tab-stop style:position="6.7283in" style:type="right" style:leader-style="dotted" style:leader-text="."/>
        </style:tab-stops>
      </style:paragraph-properties>
    </style:style>
    <style:style style:name="P20" style:family="paragraph" style:parent-style-name="Standard" style:master-page-name="First_20_Page">
      <style:paragraph-properties fo:text-align="center" style:justify-single-word="false" style:page-number="auto" fo:break-before="page"/>
      <style:text-properties fo:font-size="28pt" fo:font-weight="bold" officeooo:rsid="003265f1" officeooo:paragraph-rsid="00329680" style:font-size-asian="28pt" style:font-weight-asian="bold" style:font-size-complex="28pt" style:font-weight-complex="bold"/>
    </style:style>
    <style:style style:name="P21" style:family="paragraph" style:parent-style-name="Standard">
      <style:paragraph-properties fo:text-align="center" style:justify-single-word="false"/>
      <style:text-properties fo:font-size="14pt" officeooo:rsid="003d38c2" officeooo:paragraph-rsid="003d38c2" style:font-size-asian="14pt" style:font-size-complex="14pt"/>
    </style:style>
    <style:style style:name="P22" style:family="paragraph" style:parent-style-name="Standard">
      <style:paragraph-properties fo:text-align="justify" style:justify-single-word="false"/>
      <style:text-properties officeooo:rsid="0024d959" officeooo:paragraph-rsid="004169ad"/>
    </style:style>
    <style:style style:name="P23" style:family="paragraph" style:parent-style-name="Text_20_body" style:list-style-name=""/>
    <style:style style:name="P24" style:family="paragraph" style:parent-style-name="Text_20_body">
      <style:paragraph-properties fo:text-align="justify" style:justify-single-word="false"/>
      <style:text-properties officeooo:rsid="00174b6d" officeooo:paragraph-rsid="003ad9f5"/>
    </style:style>
    <style:style style:name="P25" style:family="paragraph" style:parent-style-name="Text_20_body" style:list-style-name="L1">
      <style:paragraph-properties fo:text-align="justify" style:justify-single-word="false"/>
      <style:text-properties officeooo:rsid="00195c73" officeooo:paragraph-rsid="00195c73"/>
    </style:style>
    <style:style style:name="P26" style:family="paragraph" style:parent-style-name="Text_20_body" style:list-style-name="L2">
      <style:paragraph-properties fo:text-align="justify" style:justify-single-word="false"/>
      <style:text-properties officeooo:rsid="00195c73" officeooo:paragraph-rsid="002e23cb"/>
    </style:style>
    <style:style style:name="P27" style:family="paragraph" style:parent-style-name="Text_20_body" style:list-style-name="L2">
      <style:paragraph-properties fo:text-align="justify" style:justify-single-word="false"/>
      <style:text-properties officeooo:rsid="00195c73" officeooo:paragraph-rsid="00195c73"/>
    </style:style>
    <style:style style:name="P28" style:family="paragraph" style:parent-style-name="Text_20_body" style:list-style-name="L3">
      <style:paragraph-properties fo:text-align="justify" style:justify-single-word="false"/>
      <style:text-properties officeooo:rsid="00195c73" officeooo:paragraph-rsid="00195c73"/>
    </style:style>
    <style:style style:name="P29" style:family="paragraph" style:parent-style-name="Text_20_body" style:list-style-name="L2">
      <style:paragraph-properties fo:text-align="justify" style:justify-single-word="false"/>
      <style:text-properties officeooo:rsid="002e23cb" officeooo:paragraph-rsid="002e23cb"/>
    </style:style>
    <style:style style:name="P30" style:family="paragraph" style:parent-style-name="Text_20_body" style:list-style-name="L4">
      <style:paragraph-properties fo:text-align="justify" style:justify-single-word="false"/>
      <style:text-properties officeooo:rsid="001c1dfb" officeooo:paragraph-rsid="001c1dfb"/>
    </style:style>
    <style:style style:name="P31" style:family="paragraph" style:parent-style-name="Text_20_body" style:list-style-name="L4">
      <style:paragraph-properties fo:text-align="justify" style:justify-single-word="false"/>
      <style:text-properties officeooo:rsid="001d7256" officeooo:paragraph-rsid="001c1dfb"/>
    </style:style>
    <style:style style:name="P32" style:family="paragraph" style:parent-style-name="Text_20_body" style:list-style-name="L4">
      <style:paragraph-properties fo:text-align="justify" style:justify-single-word="false"/>
      <style:text-properties officeooo:rsid="001d7256" officeooo:paragraph-rsid="001d7256"/>
    </style:style>
    <style:style style:name="P33" style:family="paragraph" style:parent-style-name="Text_20_body" style:list-style-name="L4">
      <style:paragraph-properties fo:text-align="justify" style:justify-single-word="false"/>
      <style:text-properties officeooo:rsid="002f14d9" officeooo:paragraph-rsid="002f14d9"/>
    </style:style>
    <style:style style:name="P34" style:family="paragraph" style:parent-style-name="Text_20_body">
      <style:paragraph-properties fo:text-align="justify" style:justify-single-word="false"/>
      <style:text-properties officeooo:rsid="001647f8" officeooo:paragraph-rsid="003d38c2"/>
    </style:style>
    <style:style style:name="P35" style:family="paragraph" style:parent-style-name="Text_20_body">
      <style:paragraph-properties fo:text-align="justify" style:justify-single-word="false"/>
      <style:text-properties officeooo:paragraph-rsid="0024d959"/>
    </style:style>
    <style:style style:name="P36" style:family="paragraph" style:parent-style-name="Text_20_body">
      <style:paragraph-properties fo:text-align="justify" style:justify-single-word="false"/>
      <style:text-properties officeooo:rsid="0024d959" officeooo:paragraph-rsid="0024d959"/>
    </style:style>
    <style:style style:name="P37" style:family="paragraph" style:parent-style-name="Text_20_body">
      <style:paragraph-properties fo:text-align="justify" style:justify-single-word="false"/>
      <style:text-properties officeooo:rsid="0024d959" officeooo:paragraph-rsid="004169ad"/>
    </style:style>
    <style:style style:name="P38" style:family="paragraph" style:parent-style-name="Text_20_body">
      <style:paragraph-properties fo:text-align="justify" style:justify-single-word="false"/>
      <style:text-properties officeooo:rsid="0028424b" officeooo:paragraph-rsid="004169ad"/>
    </style:style>
    <style:style style:name="P39" style:family="paragraph" style:parent-style-name="Text_20_body" style:list-style-name="L1">
      <style:paragraph-properties fo:text-align="justify" style:justify-single-word="false"/>
      <style:text-properties officeooo:rsid="0043f609" officeooo:paragraph-rsid="0043f609"/>
    </style:style>
    <style:style style:name="P40" style:family="paragraph" style:parent-style-name="Text_20_body" style:list-style-name="L4">
      <style:paragraph-properties fo:text-align="justify" style:justify-single-word="false"/>
      <style:text-properties officeooo:rsid="0047096c" officeooo:paragraph-rsid="0047096c"/>
    </style:style>
    <style:style style:name="P41" style:family="paragraph" style:parent-style-name="Contents_20_Heading" style:master-page-name="Standard">
      <style:paragraph-properties style:page-number="1" fo:break-before="page"/>
    </style:style>
    <style:style style:name="P42" style:family="paragraph" style:parent-style-name="Heading_20_2">
      <style:paragraph-properties fo:text-align="justify" style:justify-single-word="false"/>
    </style:style>
    <style:style style:name="P43" style:family="paragraph" style:parent-style-name="Heading_20_2">
      <style:paragraph-properties fo:text-align="justify" style:justify-single-word="false"/>
      <style:text-properties officeooo:paragraph-rsid="004169ad"/>
    </style:style>
    <style:style style:name="P44" style:family="paragraph" style:parent-style-name="Heading_20_2">
      <style:paragraph-properties fo:text-align="justify" style:justify-single-word="false"/>
      <style:text-properties officeooo:rsid="00265dbb" officeooo:paragraph-rsid="004169ad"/>
    </style:style>
    <style:style style:name="P45" style:family="paragraph" style:parent-style-name="Heading_20_1">
      <style:paragraph-properties fo:text-align="justify" style:justify-single-word="false"/>
    </style:style>
    <style:style style:name="P46" style:family="paragraph" style:parent-style-name="Heading_20_1">
      <style:paragraph-properties fo:text-align="justify" style:justify-single-word="false"/>
      <style:text-properties officeooo:rsid="001d40b6" officeooo:paragraph-rsid="001d40b6"/>
    </style:style>
    <style:style style:name="P47" style:family="paragraph" style:parent-style-name="Heading_20_1">
      <style:paragraph-properties fo:text-align="justify" style:justify-single-word="false"/>
      <style:text-properties officeooo:rsid="001ebc15" officeooo:paragraph-rsid="001ebc15"/>
    </style:style>
    <style:style style:name="P48" style:family="paragraph" style:parent-style-name="Heading_20_1">
      <style:paragraph-properties fo:text-align="justify" style:justify-single-word="false" fo:break-before="page"/>
    </style:style>
    <style:style style:name="P49" style:family="paragraph" style:parent-style-name="Heading_20_1">
      <style:paragraph-properties fo:break-before="page"/>
      <style:text-properties officeooo:rsid="00231a5e" officeooo:paragraph-rsid="00231a5e"/>
    </style:style>
    <style:style style:name="T1" style:family="text">
      <style:text-properties officeooo:rsid="001647f8"/>
    </style:style>
    <style:style style:name="T2" style:family="text">
      <style:text-properties officeooo:rsid="00174b6d"/>
    </style:style>
    <style:style style:name="T3" style:family="text">
      <style:text-properties officeooo:rsid="00240b29"/>
    </style:style>
    <style:style style:name="T4" style:family="text">
      <style:text-properties officeooo:rsid="00265dbb"/>
    </style:style>
    <style:style style:name="T5" style:family="text">
      <style:text-properties officeooo:rsid="002aad6f"/>
    </style:style>
    <style:style style:name="T6" style:family="text">
      <style:text-properties officeooo:rsid="002c77cc"/>
    </style:style>
    <style:style style:name="T7" style:family="text">
      <style:text-properties officeooo:rsid="002d4598"/>
    </style:style>
    <style:style style:name="T8" style:family="text">
      <style:text-properties officeooo:rsid="002e23cb"/>
    </style:style>
    <style:style style:name="T9" style:family="text">
      <style:text-properties officeooo:rsid="002f14d9"/>
    </style:style>
    <style:style style:name="T10" style:family="text">
      <style:text-properties officeooo:rsid="00333325"/>
    </style:style>
    <style:style style:name="T11" style:family="text">
      <style:text-properties officeooo:rsid="00366297"/>
    </style:style>
    <style:style style:name="T12" style:family="text">
      <style:text-properties officeooo:rsid="003d38c2"/>
    </style:style>
    <style:style style:name="T13" style:family="text">
      <style:text-properties officeooo:rsid="003ecc34"/>
    </style:style>
    <style:style style:name="T14" style:family="text">
      <style:text-properties officeooo:rsid="0040288b"/>
    </style:style>
    <style:style style:name="T15" style:family="text">
      <style:text-properties officeooo:rsid="0024d959"/>
    </style:style>
    <style:style style:name="T16" style:family="text">
      <style:text-properties officeooo:rsid="004542ef"/>
    </style:style>
    <style:style style:name="T17" style:family="text">
      <style:text-properties officeooo:rsid="00487097"/>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2"/>
      <text:p text:style-name="P6">Pflichtenheft</text:p>
      <text:p text:style-name="P3"/>
      <text:p text:style-name="P21">MAST</text:p>
      <text:p text:style-name="P5"/>
      <text:p text:style-name="P5"/>
      <text:p text:style-name="P5"/>
      <text:p text:style-name="P5"/>
      <text:p text:style-name="P5"/>
      <text:p text:style-name="P5"/>
      <text:p text:style-name="P5"/>
      <text:p text:style-name="P5"/>
      <text:p text:style-name="P5"/>
      <text:p text:style-name="P5">Multifunktionales Anwenderfreundliches <text:span text:style-name="T12">Schulverwaltungs</text:span> Tool</text:p>
      <text:p text:style-name="P4"/>
      <text:p text:style-name="P8">DOprint GmbH</text:p>
      <text:p text:style-name="P7"/>
      <text:p text:style-name="P17"><text:bookmark-start text:name="__RefHeading___Toc579_3873082343"/>27.06.2017<text:bookmark-end text:name="__RefHeading___Toc579_3873082343"/></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1">Inhaltsverzeichnis</text:p>
          </text:index-title>
          <text:p text:style-name="P18"><text:a xlink:type="simple" xlink:href="#__RefHeading___Toc111_3873082343" text:style-name="Index_20_Link" text:visited-style-name="Index_20_Link">1 Projektbeschreibung<text:tab/>2</text:a></text:p>
          <text:p text:style-name="P18"><text:a xlink:type="simple" xlink:href="#__RefHeading___Toc113_3873082343" text:style-name="Index_20_Link" text:visited-style-name="Index_20_Link">2 Projektziel<text:tab/>2</text:a></text:p>
          <text:p text:style-name="P18"><text:a xlink:type="simple" xlink:href="#__RefHeading___Toc115_3873082343" text:style-name="Index_20_Link" text:visited-style-name="Index_20_Link">3 Wunschkriterien<text:tab/>2</text:a></text:p>
          <text:p text:style-name="P19"><text:a xlink:type="simple" xlink:href="#__RefHeading___Toc336_3873082343" text:style-name="Index_20_Link" text:visited-style-name="Index_20_Link">3.1 Benutzerverwaltung im Browser<text:tab/>2</text:a></text:p>
          <text:p text:style-name="P19"><text:a xlink:type="simple" xlink:href="#__RefHeading___Toc338_3873082343" text:style-name="Index_20_Link" text:visited-style-name="Index_20_Link">3.2 Responsive (Mobile)<text:tab/>2</text:a></text:p>
          <text:p text:style-name="P19"><text:a xlink:type="simple" xlink:href="#__RefHeading___Toc340_3873082343" text:style-name="Index_20_Link" text:visited-style-name="Index_20_Link">3.3 Mehrfach Veränderung der Datenbestände<text:tab/>2</text:a></text:p>
          <text:p text:style-name="P19"><text:a xlink:type="simple" xlink:href="#__RefHeading___Toc342_3873082343" text:style-name="Index_20_Link" text:visited-style-name="Index_20_Link">3.4 Wi-Fi Protected Access (WPA) Enterprise<text:tab/>3</text:a></text:p>
          <text:p text:style-name="P19"><text:a xlink:type="simple" xlink:href="#__RefHeading___Toc344_3873082343" text:style-name="Index_20_Link" text:visited-style-name="Index_20_Link">3.5 Wartungsvertrag<text:tab/>3</text:a></text:p>
          <text:p text:style-name="P18"><text:a xlink:type="simple" xlink:href="#__RefHeading___Toc117_3873082343" text:style-name="Index_20_Link" text:visited-style-name="Index_20_Link">4 Produktfunktionen<text:tab/>3</text:a></text:p>
          <text:p text:style-name="P19"><text:a xlink:type="simple" xlink:href="#__RefHeading___Toc347_3873082343" text:style-name="Index_20_Link" text:visited-style-name="Index_20_Link">4.1 Datenmanipulation<text:tab/>3</text:a></text:p>
          <text:p text:style-name="P19"><text:a xlink:type="simple" xlink:href="#__RefHeading___Toc349_3873082343" text:style-name="Index_20_Link" text:visited-style-name="Index_20_Link">4.2 Navigation<text:tab/>3</text:a></text:p>
          <text:p text:style-name="P19"><text:a xlink:type="simple" xlink:href="#__RefHeading___Toc351_3873082343" text:style-name="Index_20_Link" text:visited-style-name="Index_20_Link">4.3 Nutzerrichtlinien<text:tab/>3</text:a></text:p>
          <text:p text:style-name="P18"><text:a xlink:type="simple" xlink:href="#__RefHeading___Toc329_3873082343" text:style-name="Index_20_Link" text:visited-style-name="Index_20_Link">5 Rahmenbedingungen<text:tab/>4</text:a></text:p>
          <text:p text:style-name="P18"><text:a xlink:type="simple" xlink:href="#__RefHeading___Toc331_3873082343" text:style-name="Index_20_Link" text:visited-style-name="Index_20_Link">6 Termin der Abnahme<text:tab/>4</text:a></text:p>
          <text:p text:style-name="P18"><text:a xlink:type="simple" xlink:href="#__RefHeading___Toc333_3873082343" text:style-name="Index_20_Link" text:visited-style-name="Index_20_Link">7 Vertragsabschluss<text:tab/>5</text:a></text:p>
        </text:index-body>
      </text:table-of-content>
      <text:h text:style-name="P23" text:outline-level="1"/>
      <text:h text:style-name="P48" text:outline-level="1"><text:bookmark-start text:name="__RefHeading___Toc111_3873082343"/>Projektbeschreibung<text:bookmark-end text:name="__RefHeading___Toc111_3873082343"/></text:h>
      <text:p text:style-name="P9">Die Martin-Segitz-Schule wünscht ein Programm für die Verwaltung <text:span text:style-name="T1">ihrer Hardware- und Softwareausstattung. Mitarbeiter der Schule sollen in der Lage sein über eine Web-Oberfläche die Ausstattung zu verwalten.<text:line-break/>Die Software wird von der DOprint GmbH entwickelt und speziell für die Martin-Segitz-Schule angepasst.</text:span></text:p>
      <text:h text:style-name="P45" text:outline-level="1"><text:bookmark-start text:name="__RefHeading___Toc113_3873082343"/>Projektziel<text:bookmark-end text:name="__RefHeading___Toc113_3873082343"/></text:h>
      <text:p text:style-name="P34">Realisierung eine<text:span text:style-name="T2">r webbasierenden Software zur Verwaltung der Hardware- und Softwareausstattung der Schule.</text:span></text:p>
      <text:p text:style-name="P34"><text:span text:style-name="T2">Einrichtung eines Testsystems, welches das Netzwerk der Schule abbildet, um praxisnah die Funktionen testen und präsentieren zu können.</text:span></text:p>
      <text:p text:style-name="P24">Die Realisierung der Software ermöglicht eine einfache und übersichtliche Verwaltung der Ausstattung, wodurch eine deutliche Reduzierung des bisherigen Verwaltungsaufwands erzielt wird.</text:p>
      <text:h text:style-name="P45" text:outline-level="1"><text:bookmark-start text:name="__RefHeading___Toc115_3873082343"/>Wunschkriterien<text:bookmark-end text:name="__RefHeading___Toc115_3873082343"/></text:h>
      <text:p text:style-name="P36">Im Folgenden werden die optionalen Anforderungen an das System beschrieben und erklärt. <text:span text:style-name="T14">Die Priorisierung der Kriterien entspricht der folgenden Reihenfolge:</text:span></text:p>
      <text:p text:style-name="P36"/>
      <text:p text:style-name="P22"/>
      <text:h text:style-name="P44" text:outline-level="2"><text:bookmark-start text:name="__RefHeading___Toc340_3873082343"/>Mehr<text:span text:style-name="T13">facheinfügen und </text:span><text:s/><text:span text:style-name="T13">Mehrfachlöschen </text:span>der Datenbestände<text:bookmark-end text:name="__RefHeading___Toc340_3873082343"/></text:h>
      <text:p text:style-name="P37">Einfügen/Löschen von mehreren Geräten auf einmal <text:span text:style-name="T4">wird unterstützt. Das Einfügen wird durch ein zusätzliches Feld ermöglicht in dem die Anzahl der einzufügenden Datensätze angegeben wird. Es wird zwischen statischen und dynamischen Attributen unterschieden. Löschen von mehreren Datensätzen wird durch eine Mehrfachauswahl unterstützt.</text:span></text:p>
      <text:h text:style-name="P42" text:outline-level="2"><text:span text:style-name="T10">Benutzer</text:span>verwaltung im Browser</text:h>
      <text:p text:style-name="P35"><text:span text:style-name="T15">Die Erfassung und Verwaltung der Gruppenrichtlinien und Berechtigungen der Benutzer ist durch ein Verwaltungssystem konfigurierbar. Es können neue Benutzer hinzugefügt/bearbeitet/gelöscht und einer Gruppe zugeordnet werden. Die Passwörter werden verschlüsselt gespeichert.</text:span></text:p>
      <text:h text:style-name="P43" text:outline-level="2"><text:bookmark-start text:name="__RefHeading___Toc342_3873082343"/><text:soft-page-break/><text:span text:style-name="T11">Wi-Fi Protected Access (WPA) </text:span>Enterprise<text:bookmark-end text:name="__RefHeading___Toc342_3873082343"/></text:h>
      <text:p text:style-name="P38">Die Anmeldung im drahtlosen Netzwerk erfolgt über die Nutzerkennung des Verzeichnisservers (Domain Controller).</text:p>
      <text:h text:style-name="P42" text:outline-level="2"><text:bookmark-start text:name="__RefHeading___Toc338_3873082343"/>Responsive (Mobile)<text:bookmark-end text:name="__RefHeading___Toc338_3873082343"/></text:h>
      <text:p text:style-name="P35"><text:span text:style-name="T15">Die Weboberfläche ist speziell für mobile Geräte mit kleinem Display angepasst. Der vollständige Funktionsumfang kann genutzt werden. Eine gesonderte Anwendung ist nicht vorgesehen. Zudem wird das Konzept nach Mobile-First umgesetzt.</text:span></text:p>
      <text:h text:style-name="P42" text:outline-level="2"><text:bookmark-start text:name="__RefHeading___Toc344_3873082343"/>Wartungsvertrag<text:bookmark-end text:name="__RefHeading___Toc344_3873082343"/></text:h>
      <text:p text:style-name="P15">Bei Bedarf kann ein <text:span text:style-name="T6">separater </text:span>Wartungsvertrag mit der DOprint GmbH mit laufendem Support vereinbart werden. <text:span text:style-name="T5">Softwareerweiterungen sind im Rahmen dieses Wartungsvertrags möglich. </text:span></text:p>
      <text:h text:style-name="P45" text:outline-level="1"><text:bookmark-start text:name="__RefHeading___Toc117_3873082343"/>Produktfunktionen<text:bookmark-end text:name="__RefHeading___Toc117_3873082343"/></text:h>
      <text:p text:style-name="P16">Im Folgenden sind alle Funktionen des zu entwickelnden Produkts aufgelistet.</text:p>
      <text:h text:style-name="P42" text:outline-level="2"><text:bookmark-start text:name="__RefHeading___Toc347_3873082343"/>Datenmanipulation<text:bookmark-end text:name="__RefHeading___Toc347_3873082343"/></text:h>
      <text:list xml:id="list3218566855" text:style-name="L1">
        <text:list-item>
          <text:p text:style-name="P25">Daten für Lieferanten <text:span text:style-name="T7">(Firmenname, Adresse, Telefonnummer, Fax und E-Mail)</text:span> hinzufügen, ändern und löschen.</text:p>
        </text:list-item>
        <text:list-item>
          <text:p text:style-name="P25">Rauminformationen <text:span text:style-name="T7">(Raumnummer, Bezeichnung und Notiz) </text:span>hinzufügen, ändern, löschen und Eintragen zusätzlicher Informationen.</text:p>
        </text:list-item>
        <text:list-item>
          <text:p text:style-name="P39">Komponentenarten (Namen) hinzufügen, ändern, löschen.</text:p>
        </text:list-item>
        <text:list-item>
          <text:p text:style-name="P39">Komponentattribute (Bezeichnung, Typ, Einheit) hinzufügen, ändern, löschen.</text:p>
        </text:list-item>
        <text:list-item>
          <text:p text:style-name="P25">Komponenten <text:span text:style-name="T7">(Einkaufsdatum, Gewährleistungsdauer, Hersteller und Notiz) </text:span>hinzufügen, ändern, löschen und Eintragen zusätzlicher Informationen.</text:p>
        </text:list-item>
        <text:list-item>
          <text:p text:style-name="P25">Komponenten, welche ausgemustert werden, können im System markiert werden.</text:p>
        </text:list-item>
      </text:list>
      <text:h text:style-name="P42" text:outline-level="2"><text:bookmark-start text:name="__RefHeading___Toc349_3873082343"/>Navigation<text:bookmark-end text:name="__RefHeading___Toc349_3873082343"/></text:h>
      <text:list xml:id="list49290363" text:style-name="L2">
        <text:list-item>
          <text:p text:style-name="P26">Navigation der Software erfolgt über eine Weboberfläche <text:span text:style-name="T8">mit Maus und Tastatur.</text:span></text:p>
        </text:list-item>
        <text:list-item>
          <text:p text:style-name="P27">Jede eingetragene Komponente oder Raum kann über ein Suchfeld gefun<text:span text:style-name="T7">den</text:span> werden.</text:p>
        </text:list-item>
        <text:list-item>
          <text:p text:style-name="P29">Nutzer, welche nur Lesezugriff besitzen, können über eine Reportingfunktion alle Inhalte abrufen.</text:p>
        </text:list-item>
      </text:list>
      <text:h text:style-name="P42" text:outline-level="2"><text:bookmark-start text:name="__RefHeading___Toc351_3873082343"/><text:soft-page-break/>Nutzerrichtlinien<text:bookmark-end text:name="__RefHeading___Toc351_3873082343"/></text:h>
      <text:p text:style-name="P10">Es gibt vier unterschiedliche Benutzergruppen mit <text:span text:style-name="T8">folgenden</text:span> Rechten:</text:p>
      <text:list xml:id="list2964974157" text:style-name="L3">
        <text:list-item>
          <text:p text:style-name="P28">Systembetreuer haben Zugang zur Neubeschaffung, Stammdatenverwaltung, Ausmusterung, Wartung und <text:span text:style-name="T8">dem </text:span>Reporting.</text:p>
        </text:list-item>
        <text:list-item>
          <text:p text:style-name="P28">A<text:span text:style-name="T8">uszubildene</text:span> haben Zugang zur Neubeschaffung, Stammdatenverwaltung, Ausmusterung, Wartung und <text:span text:style-name="T8">dem</text:span> Reporting.</text:p>
        </text:list-item>
        <text:list-item>
          <text:p text:style-name="P28">Die Verwaltung hat Zugang zu dem Reporting.</text:p>
        </text:list-item>
        <text:list-item>
          <text:p text:style-name="P28">Die Lehrer haben Zugang zu dem Reporting.</text:p>
        </text:list-item>
      </text:list>
      <text:h text:style-name="P46" text:outline-level="1"><text:bookmark-start text:name="__RefHeading___Toc329_3873082343"/>Rahmenbedingungen<text:bookmark-end text:name="__RefHeading___Toc329_3873082343"/></text:h>
      <text:list xml:id="list3997091049" text:style-name="L4">
        <text:list-item>
          <text:p text:style-name="P30"><text:span text:style-name="T9">Die Datensätze werden in einer </text:span>MySQL Datenbank (<text:span text:style-name="T9">Größe: </text:span>5 GB) <text:span text:style-name="T9">gespeichert.</text:span></text:p>
        </text:list-item>
        <text:list-item>
          <text:p text:style-name="P30"><text:span text:style-name="T9">Die </text:span>Webanwendung ist PHP basierend und auf allen POSIX kompatiblen Systemen lauffähig.</text:p>
        </text:list-item>
        <text:list-item>
          <text:p text:style-name="P30"><text:span text:style-name="T9">D</text:span>ie Plattform für Datenbank und Webserver laufen <text:span text:style-name="T9">auf einem </text:span>Debian 8 <text:span text:style-name="T9">(Jessie) System.</text:span></text:p>
        </text:list-item>
        <text:list-item>
          <text:p text:style-name="P30">Alle Funktionen sind durch geeignete Fehlerroutinen abzusichern. Alle Benutzereingaben sind auf Plausibilität zu prüfen. In der Datenbasis muss referentielle Integrität der Daten sichergestellt s<text:span text:style-name="T16">ein</text:span>. <text:span text:style-name="T16">Das Datenmodell befindet sich in 3. Normalform.</text:span></text:p>
        </text:list-item>
        <text:list-item>
          <text:p text:style-name="P30"><text:span text:style-name="T9">Der Verzeichnisserver (D</text:span>omain Controller<text:span text:style-name="T9">)</text:span> und <text:span text:style-name="T9">Dateis</text:span>erver laufen unter Windows Server 2012.</text:p>
        </text:list-item>
        <text:list-item>
          <text:p text:style-name="P31">Die Oberfläche der Software basiert auf dem Framework Twitter Bootstrap.</text:p>
        </text:list-item>
        <text:list-item>
          <text:p text:style-name="P32">Die Webanwendung ist kompatib<text:span text:style-name="T9">el</text:span> mit <text:span text:style-name="T9">folgenden Browsern:</text:span> Firefox, Chrome, Edge, Opera, Safari <text:span text:style-name="T9">und</text:span> Vivaldi.</text:p>
        </text:list-item>
        <text:list-item>
          <text:p text:style-name="P33">Die Sprache der gesamte Anwendung ist Deutsch.</text:p>
        </text:list-item>
        <text:list-item>
          <text:p text:style-name="P40">Die Webanwendung entspricht den Grundsätzen der Softwareergonomie (ISO-9241).</text:p>
        </text:list-item>
      </text:list>
      <text:h text:style-name="P47" text:outline-level="1"><text:bookmark-start text:name="__RefHeading___Toc331_3873082343"/>Termin der Abnahme<text:bookmark-end text:name="__RefHeading___Toc331_3873082343"/></text:h>
      <text:p text:style-name="P11">Fertigstellung (Realisierung der Hardware<text:span text:style-name="T17">- und Software</text:span>verwaltung) bis: 30.06.2017</text:p>
      <text:p text:style-name="P12">Zum Zeitpunkt der Übernahme werden folgende Komponenten (via Git) übergeben: Dokumentation, Webanwendung, Webserverkonfiguration, Datenbankschema, Netzwerkkonfiguration.</text:p>
      <text:h text:style-name="P49" text:outline-level="1"><text:bookmark-start text:name="__RefHeading___Toc333_3873082343"/>Vertragsabschluss<text:bookmark-end text:name="__RefHeading___Toc333_3873082343"/></text:h>
      <text:p text:style-name="P14">Die unterschreibenden Personen versichern, dass die in diesem Dokument aufgestellten Anforderungen das zu entwickelnde System vollständig beschreiben. Es sind zum Zeitpunkt der Unterschriftsleistung keine weiteren Anforderungen bekannt, die nicht in diesem Dokument beschrieben wurden.</text:p>
      <text:p text:style-name="P14">Es gelten keinerlei Anforderungen, die in weiteren Dokumenten <text:span text:style-name="T3">beschrieben</text:span> werden, außer diese detaillierten die im Pflichtenheft beschriebenen Anforderungen. </text:p>
      <text:p text:style-name="P14">Zusätzliche Anforderungen oder Änderungen an den bestehenden Anforderungen bedürfen der Schriftform.</text:p>
      <text:p text:style-name="P13"/>
      <text:p text:style-name="P13">Projekt-Auftraggeber:<text:tab/><text:tab/>___________________________________________________</text:p>
      <text:p text:style-name="P13"><text:tab/><text:tab/><text:tab/><text:tab/>Ort, Datum, Unterschrift</text:p>
      <text:p text:style-name="P13"/>
      <text:p text:style-name="P13">Projektleiter: <text:tab/><text:tab/><text:tab/>___________________________________________________</text:p>
      <text:p text:style-name="P13"><text:tab/><text:tab/><text:tab/><text:tab/>Ort, Datum, Unterschrif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writing-mode="page"/>
      <style:text-properties fo:font-size="14pt" fo:font-weight="bold" style:font-size-asian="115%" style:font-weight-asian="bold" style:font-size-complex="115%" style:font-weight-complex="60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text:number-lines="true" text:line-number="1" style:writing-mode="pag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5">
        <style:list-level-properties text:list-level-position-and-space-mode="label-alignment">
          <style:list-level-label-alignment text:label-followed-by="listtab"/>
        </style:list-level-properties>
      </text:outline-level-style>
      <text:outline-level-style text:level="7" style:num-format="1" text:display-levels="5">
        <style:list-level-properties text:list-level-position-and-space-mode="label-alignment">
          <style:list-level-label-alignment text:label-followed-by="listtab"/>
        </style:list-level-properties>
      </text:outline-level-style>
      <text:outline-level-style text:level="8" style:num-format="1" text:display-levels="5">
        <style:list-level-properties text:list-level-position-and-space-mode="label-alignment">
          <style:list-level-label-alignment text:label-followed-by="listtab"/>
        </style:list-level-properties>
      </text:outline-level-style>
      <text:outline-level-style text:level="9" style:num-format="1" text:display-levels="5">
        <style:list-level-properties text:list-level-position-and-space-mode="label-alignment">
          <style:list-level-label-alignment text:label-followed-by="listtab"/>
        </style:list-level-properties>
      </text:outline-level-style>
      <text:outline-level-style text:level="10" style:num-format="1" text:display-levels="5">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6T11:20:13.117475755</meta:creation-date>
    <meta:generator>LibreOffice/5.3.4.2$Linux_X86_64 LibreOffice_project/30m0$Build-2</meta:generator>
    <dc:date>2017-06-27T14:51:01.759887672</dc:date>
    <meta:editing-duration>PT22H19M26S</meta:editing-duration>
    <meta:editing-cycles>46</meta:editing-cycles>
    <meta:document-statistic meta:table-count="0" meta:image-count="0" meta:object-count="0" meta:page-count="7" meta:paragraph-count="80" meta:word-count="742" meta:character-count="6049" meta:non-whitespace-character-count="5409"/>
  </office:meta>
</office:document-meta>
</file>